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4" style:family="table-row">
      <style:table-row-properties style:min-row-height="0.1854in" fo:keep-together="auto"/>
    </style:style>
    <style:style style:name="Table1.6"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loext:graphic-properties draw:fill="solid" draw:fill-color="#dae3f3"/>
      <style:paragraph-properties fo:text-align="start"/>
      <style:text-properties fo:font-size="18pt"/>
    </style:style>
    <style:style style:name="P3"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4"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5" style:family="paragraph">
      <loext:graphic-properties draw:fill="none"/>
      <style:paragraph-properties fo:text-align="start"/>
      <style:text-properties fo:font-size="11pt"/>
    </style:style>
    <style:style style:name="P6" style:family="paragraph" style:parent-style-name="Heading_20_1">
      <style:paragraph-properties fo:margin-left="-0.1874in" fo:margin-right="-0.0626in" fo:line-height="150%" fo:text-align="justify" style:justify-single-word="false" fo:text-indent="-0.0626in" style:auto-text-indent="false"/>
    </style:style>
    <style:style style:name="P7" style:family="paragraph" style:parent-style-name="Header">
      <style:paragraph-properties fo:margin-left="0in" fo:margin-right="0.0626in" fo:line-height="150%" fo:text-indent="0in" style:auto-text-indent="false">
        <style:tab-stops/>
      </style:paragraph-properties>
    </style:style>
    <style:style style:name="P8"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9"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1" style:family="paragraph">
      <loext:graphic-properties draw:fill="none"/>
      <style:paragraph-properties fo:text-align="start"/>
      <style:text-properties fo:font-size="18pt"/>
    </style:style>
    <style:style style:name="P12" style:family="paragraph" style:parent-style-name="Heading_20_2">
      <style:paragraph-properties fo:margin-left="-0.1874in" fo:text-indent="0in" style:auto-text-indent="false"/>
    </style:style>
    <style:style style:name="P13" style:family="paragraph" style:parent-style-name="Standard">
      <style:paragraph-properties fo:margin-left="-0.1874in" fo:margin-right="-0.0626in" fo:margin-top="0in" fo:margin-bottom="0.0154in" style:contextual-spacing="false" fo:line-height="100%" fo:text-indent="0in" style:auto-text-indent="false"/>
    </style:style>
    <style:style style:name="P14" style:family="paragraph" style:parent-style-name="Standard">
      <style:paragraph-properties fo:margin-left="-0.1874in" fo:margin-right="-0.0626in" fo:margin-top="0in" fo:margin-bottom="0in" style:contextual-spacing="false" fo:line-height="100%" fo:text-indent="0in" style:auto-text-indent="false"/>
    </style:style>
    <style:style style:name="P15" style:family="paragraph" style:parent-style-name="Standard">
      <style:paragraph-properties fo:margin-left="-0.1874in" fo:margin-right="-0.0626in" fo:margin-top="0in" fo:margin-bottom="0in" style:contextual-spacing="false" fo:line-height="100%" fo:text-indent="0in" style:auto-text-indent="false"/>
      <style:text-properties style:font-name="Garamond1"/>
    </style:style>
    <style:style style:name="P16" style:family="paragraph" style:parent-style-name="Standard">
      <style:paragraph-properties fo:margin-left="-0.1874in" fo:margin-right="-0.0626in" fo:margin-top="0in" fo:margin-bottom="0in" style:contextual-spacing="false" fo:line-height="115%" fo:text-indent="0in" style:auto-text-indent="false"/>
    </style:style>
    <style:style style:name="P17" style:family="paragraph" style:parent-style-name="Standard">
      <style:paragraph-properties fo:margin-left="-0.1874in" fo:margin-right="-0.0626in" fo:margin-top="0in" fo:margin-bottom="0in" style:contextual-spacing="false" fo:line-height="115%" fo:text-indent="0in" style:auto-text-indent="false"/>
      <style:text-properties style:font-name="Garamond1" style:font-name-asian="游明朝"/>
    </style:style>
    <style:style style:name="P18" style:family="paragraph" style:parent-style-name="Standard">
      <style:paragraph-properties fo:margin-left="-0.1252in" fo:text-indent="-0.0626in" style:auto-text-indent="false"/>
    </style:style>
    <style:style style:name="P19" style:family="paragraph" style:parent-style-name="Standard">
      <style:paragraph-properties fo:margin-left="-0.1252in" fo:text-indent="0in" style:auto-text-indent="false"/>
    </style:style>
    <style:style style:name="P20" style:family="paragraph" style:parent-style-name="Standard">
      <style:paragraph-properties fo:margin-left="-0.0626in" fo:text-indent="0in" style:auto-text-indent="false"/>
    </style:style>
    <style:style style:name="P21" style:family="paragraph" style:parent-style-name="Standard">
      <style:paragraph-properties fo:margin-left="-0.1252in" fo:margin-top="0in" fo:margin-bottom="0in" style:contextual-spacing="false" fo:line-height="100%" fo:text-indent="0in" style:auto-text-indent="false"/>
      <style:text-properties style:font-name="Garamond1" fo:font-size="12pt" style:font-size-asian="12pt" style:font-size-complex="12pt"/>
    </style:style>
    <style:style style:name="P22" style:family="paragraph" style:parent-style-name="Standard">
      <style:paragraph-properties fo:margin-left="-0.1252in" fo:margin-top="0in" fo:margin-bottom="0in" style:contextual-spacing="false" fo:line-height="100%" fo:text-indent="-0.0626in" style:auto-text-indent="false"/>
      <style:text-properties style:font-name="Garamond1" fo:font-size="12pt" style:font-size-asian="12pt" style:font-size-complex="12pt"/>
    </style:style>
    <style:style style:name="P23" style:family="paragraph" style:parent-style-name="Standard">
      <style:paragraph-properties fo:margin-left="-0.1252in" fo:line-height="115%" fo:text-indent="0in" style:auto-text-indent="false"/>
      <style:text-properties style:font-name="Garamond1"/>
    </style:style>
    <style:style style:name="P24" style:family="paragraph" style:parent-style-name="List_20_Paragraph">
      <style:paragraph-properties fo:margin-left="-0.1874in" fo:line-height="115%" fo:text-indent="0in" style:auto-text-indent="false"/>
    </style:style>
    <style:style style:name="P25" style:family="paragraph" style:parent-style-name="List_20_Paragraph">
      <style:paragraph-properties fo:margin-left="-0.1252in" fo:margin-top="0in" fo:margin-bottom="0in" style:contextual-spacing="true" fo:line-height="100%" fo:text-indent="0in" style:auto-text-indent="false"/>
      <style:text-properties style:font-name="Garamond1" fo:font-size="10.5pt" style:font-size-asian="10.5pt" style:font-size-complex="10.5pt"/>
    </style:style>
    <style:style style:name="P26" style:family="paragraph" style:parent-style-name="Standard">
      <style:paragraph-properties fo:margin-left="-0.1874in" fo:text-indent="0in" style:auto-text-indent="false"/>
    </style:style>
    <style:style style:name="P27" style:family="paragraph" style:parent-style-name="Heading_20_2">
      <style:paragraph-properties fo:margin-left="-0.1252in" fo:line-height="115%" fo:text-indent="0in" style:auto-text-indent="false"/>
    </style:style>
    <style:style style:name="P28" style:family="paragraph" style:parent-style-name="Heading_20_3">
      <style:paragraph-properties fo:line-height="115%"/>
      <style:text-properties officeooo:paragraph-rsid="00022c29"/>
    </style:style>
    <style:style style:name="P29" style:family="paragraph" style:parent-style-name="List_20_Paragraph" style:list-style-name="WWNum13">
      <style:paragraph-properties fo:line-height="150%"/>
      <style:text-properties officeooo:paragraph-rsid="00022c29"/>
    </style:style>
    <style:style style:name="P30"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022c29"/>
    </style:style>
    <style:style style:name="P31" style:family="paragraph" style:parent-style-name="Heading_20_3">
      <style:paragraph-properties fo:line-height="115%"/>
    </style:style>
    <style:style style:name="P32" style:family="paragraph" style:parent-style-name="List_20_Paragraph" style:list-style-name="WWNum13">
      <style:paragraph-properties fo:line-height="150%"/>
    </style:style>
    <style:style style:name="P33" style:family="paragraph" style:parent-style-name="Standard" style:list-style-name="WWNum10">
      <style:paragraph-properties fo:margin-left="0.2528in" fo:margin-top="0in" fo:margin-bottom="0.0217in" style:contextual-spacing="false" fo:line-height="150%" fo:text-indent="-0.0866in" style:auto-text-indent="false"/>
    </style:style>
    <style:style style:name="P34" style:family="paragraph" style:parent-style-name="Heading_20_3">
      <style:paragraph-properties fo:line-height="115%"/>
      <style:text-properties officeooo:paragraph-rsid="000711ed"/>
    </style:style>
    <style:style style:name="P35" style:family="paragraph" style:parent-style-name="List_20_Paragraph" style:list-style-name="WWNum13">
      <style:paragraph-properties fo:line-height="150%"/>
      <style:text-properties officeooo:paragraph-rsid="000711ed"/>
    </style:style>
    <style:style style:name="P36"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0711ed"/>
    </style:style>
    <style:style style:name="P37" style:family="paragraph" style:parent-style-name="Standard" style:list-style-name="WWNum9">
      <style:paragraph-properties fo:margin-left="0.2528in" fo:line-height="150%" fo:text-indent="-0.0866in" style:auto-text-indent="false"/>
    </style:style>
    <style:style style:name="P38" style:family="paragraph" style:parent-style-name="Standard" style:list-style-name="WWNum9">
      <style:paragraph-properties fo:margin-left="0.2528in" fo:margin-top="0in" fo:margin-bottom="0in" style:contextual-spacing="false" fo:line-height="150%" fo:text-indent="-0.0866in" style:auto-text-indent="false"/>
    </style:style>
    <style:style style:name="P39" style:family="paragraph" style:parent-style-name="Heading_20_2">
      <style:paragraph-properties fo:margin-left="-0.1252in" fo:margin-top="0in" fo:margin-bottom="0in" style:contextual-spacing="false" fo:line-height="115%" fo:text-indent="0in" style:auto-text-indent="false"/>
    </style:style>
    <style:style style:name="P40"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9pt" fo:language="en" fo:country="US" style:letter-kerning="false" style:font-size-asian="9pt" style:language-asian="ja" style:country-asian="JP" style:font-size-complex="9pt" style:language-complex="ar" style:country-complex="SA"/>
    </style:style>
    <style:style style:name="P41"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9pt" fo:language="en" fo:country="US" style:letter-kerning="false" style:font-size-asian="9pt" style:language-asian="ja" style:country-asian="JP" style:font-size-complex="9pt" style:language-complex="ar" style:country-complex="SA"/>
    </style:style>
    <style:style style:name="P42"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9pt" fo:language="en" fo:country="US" style:letter-kerning="false" style:font-size-asian="9pt" style:language-asian="ja" style:country-asian="JP" style:font-size-complex="9pt" style:language-complex="ar" style:country-complex="SA"/>
    </style:style>
    <style:style style:name="P43"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9pt" fo:language="en" fo:country="US" officeooo:rsid="0009f19f" officeooo:paragraph-rsid="0009f19f" style:letter-kerning="false" style:font-size-asian="9pt" style:language-asian="ja" style:country-asian="JP" style:font-size-complex="9pt" style:language-complex="ar" style:country-complex="SA"/>
    </style:style>
    <style:style style:name="P44"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style:letter-kerning="false" style:language-asian="ja" style:country-asian="JP" style:font-size-complex="11pt" style:language-complex="ar" style:country-complex="SA"/>
    </style:style>
    <style:style style:name="P45" style:family="paragraph" style:parent-style-name="Heading_20_3">
      <style:paragraph-properties fo:margin-left="0.0626in" fo:margin-top="0in" fo:margin-bottom="0in" style:contextual-spacing="false" fo:line-height="115%" fo:text-indent="0in" style:auto-text-indent="false"/>
    </style:style>
    <style:style style:name="P46" style:family="paragraph" style:parent-style-name="Heading_20_4">
      <style:paragraph-properties fo:margin-left="0.1874in" fo:margin-top="0.0398in" fo:margin-bottom="0.0398in" style:contextual-spacing="false" fo:line-height="115%" fo:text-indent="0in" style:auto-text-indent="false"/>
    </style:style>
    <style:style style:name="P47" style:family="paragraph" style:parent-style-name="Standard" style:list-style-name="WWNum15">
      <style:paragraph-properties fo:margin-left="0.5626in" fo:margin-top="0in" fo:margin-bottom="0in" style:contextual-spacing="false" fo:line-height="115%" fo:text-indent="-0.3752in" style:auto-text-indent="false"/>
    </style:style>
    <style:style style:name="P48" style:family="paragraph" style:parent-style-name="Standard">
      <style:paragraph-properties fo:margin-left="0.5626in" fo:margin-top="0in" fo:margin-bottom="0in" style:contextual-spacing="false" fo:line-height="115%" fo:text-indent="0in" style:auto-text-indent="false"/>
      <style:text-properties style:font-name="Garamond1"/>
    </style:style>
    <style:style style:name="P49" style:family="paragraph" style:parent-style-name="Heading_20_2">
      <style:paragraph-properties fo:margin-left="-0.1252in" fo:text-align="justify" style:justify-single-word="false" fo:text-indent="0in" style:auto-text-indent="false"/>
    </style:style>
    <style:style style:name="P50" style:family="paragraph" style:parent-style-name="Standard">
      <style:paragraph-properties fo:margin-left="0.0965in" fo:margin-right="0.5in" fo:margin-top="0in" fo:margin-bottom="0.0256in" style:contextual-spacing="false" fo:line-height="115%" fo:text-align="center" style:justify-single-word="false" fo:text-indent="0in" style:auto-text-indent="false"/>
      <style:text-properties fo:font-size="11pt" style:font-size-asian="11pt" style:font-size-complex="11pt"/>
    </style:style>
    <style:style style:name="P51" style:family="paragraph" style:parent-style-name="Normal_20__28_Web_29_">
      <style:paragraph-properties fo:margin-left="0in" fo:margin-right="0.0693in" fo:margin-top="0in" fo:margin-bottom="0in" style:contextual-spacing="false" fo:text-indent="0in" style:auto-text-indent="false"/>
    </style:style>
    <style:style style:name="P52" style:family="paragraph" style:parent-style-name="Normal_20__28_Web_29_">
      <style:paragraph-properties fo:margin-left="0in" fo:margin-right="0.0693in" fo:margin-top="0in" fo:margin-bottom="0in" style:contextual-spacing="false" fo:text-indent="0in" style:auto-text-indent="false"/>
      <style:text-properties fo:color="#ffffff" loext:opacity="100%" style:font-name="Garamond1" fo:font-size="1pt" style:font-size-asian="1pt" style:font-size-complex="1pt">
        <loext:char-complex-color loext:theme-type="light1" loext:color-type="theme"/>
      </style:text-properties>
    </style:style>
    <style:style style:name="T1" style:family="text">
      <style:text-properties style:font-name="Trebuchet MS"/>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000000" loext:opacity="100%" style:font-name="Garamond1" fo:font-size="12pt" style:text-underline-style="none" fo:font-weight="bold" style:font-size-asian="12pt" style:font-weight-asian="bold" style:font-size-complex="12pt" style:font-weight-complex="bold">
        <loext:char-complex-color loext:theme-type="dark1" loext:color-type="theme"/>
      </style:text-properties>
    </style:style>
    <style:style style:name="T4" style:family="text">
      <style:text-properties fo:color="#000000" loext:opacity="100%" style:font-name="Garamond1" style:text-underline-style="none" fo:font-weight="bold" style:font-weight-asian="bold" style:font-weight-complex="bold">
        <loext:char-complex-color loext:theme-type="dark1" loext:color-type="theme"/>
      </style:text-properties>
    </style:style>
    <style:style style:name="T5" style:family="text">
      <style:text-properties fo:color="#000000" loext:opacity="100%" fo:font-size="14pt" style:font-size-asian="14pt" style:font-size-complex="14pt">
        <loext:char-complex-color loext:theme-type="dark1" loext:color-type="theme"/>
      </style:text-properties>
    </style:style>
    <style:style style:name="T6" style:family="text">
      <style:text-properties fo:color="#000000" loext:opacity="100%" style:font-name="Garamond1" fo:font-size="14pt" fo:font-weight="bold" style:font-size-asian="14pt" style:font-weight-asian="bold" style:font-size-complex="14pt" style:font-weight-complex="bold">
        <loext:char-complex-color loext:theme-type="dark1" loext:color-type="theme"/>
      </style:text-properties>
    </style:style>
    <style:style style:name="T7" style:family="text">
      <style:text-properties style:font-name="Garamond1" fo:font-size="12pt" style:font-size-asian="12pt" style:font-size-complex="12pt"/>
    </style:style>
    <style:style style:name="T8" style:family="text">
      <style:text-properties style:font-name="Garamond1"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style:font-name="Garamond1"/>
    </style:style>
    <style:style style:name="T10" style:family="text">
      <style:text-properties style:font-name="Garamond1" style:font-name-asian="游明朝"/>
    </style:style>
    <style:style style:name="T11" style:family="text">
      <style:text-properties style:font-name="Garamond1" fo:font-size="14pt" style:text-underline-style="solid" style:text-underline-width="auto" style:text-underline-color="font-color" style:font-size-asian="14pt" style:font-size-complex="14pt"/>
    </style:style>
    <style:style style:name="T1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style:font-name="Garamond1" fo:font-size="10.5pt" style:font-size-asian="10.5pt" style:font-size-complex="10.5pt"/>
    </style:style>
    <style:style style:name="T14" style:family="text">
      <style:text-properties style:font-name="Garamond1" officeooo:rsid="0002731b"/>
    </style:style>
    <style:style style:name="T15" style:family="text">
      <style:text-properties style:font-name="Garamond1" officeooo:rsid="00043368"/>
    </style:style>
    <style:style style:name="T16" style:family="text">
      <style:text-properties style:font-name="Garamond1" fo:font-style="italic" style:font-style-asian="italic" style:font-style-complex="italic"/>
    </style:style>
    <style:style style:name="T17" style:family="text">
      <style:text-properties style:font-name="Garamond1" fo:font-size="18pt" style:font-size-asian="18pt" style:font-size-complex="18pt"/>
    </style:style>
    <style:style style:name="T18" style:family="text">
      <style:text-properties style:font-name="Garamond1" fo:font-size="18pt" fo:font-weight="bold" style:font-size-asian="18pt" style:font-weight-asian="bold" style:font-size-complex="18pt" style:font-weight-complex="bold"/>
    </style:style>
    <style:style style:name="T19" style:family="text">
      <style:text-properties style:font-name="Garamond1" fo:font-size="14pt" style:font-size-asian="14pt" style:font-size-complex="14pt"/>
    </style:style>
    <style:style style:name="T20" style:family="text">
      <style:text-properties style:font-name="Garamond1" fo:font-size="14pt" fo:font-weight="bold" officeooo:rsid="00022c29" style:font-size-asian="14pt" style:font-weight-asian="bold" style:font-size-complex="14pt" style:font-weight-complex="bold"/>
    </style:style>
    <style:style style:name="T21" style:family="text">
      <style:text-properties style:font-name="Garamond1" fo:font-size="14pt" officeooo:rsid="00022c29" style:font-size-asian="14pt" style:font-size-complex="14pt"/>
    </style:style>
    <style:style style:name="T22" style:family="text">
      <style:text-properties style:font-name="Garamond1" fo:language="en" fo:country="US"/>
    </style:style>
    <style:style style:name="T23" style:family="text">
      <style:text-properties style:font-name="Garamond1" officeooo:rsid="00022c29"/>
    </style:style>
    <style:style style:name="T24" style:family="text">
      <style:text-properties style:font-name="Garamond1" fo:font-size="8pt" fo:language="en" fo:country="US" officeooo:rsid="00022c29" style:font-size-asian="8pt" style:font-size-complex="8pt"/>
    </style:style>
    <style:style style:name="T25" style:family="text">
      <style:text-properties style:font-name="Garamond1" fo:language="en" fo:country="US" officeooo:rsid="00022c29"/>
    </style:style>
    <style:style style:name="T26" style:family="text">
      <style:text-properties style:font-name="Garamond1" fo:font-size="14pt" fo:font-weight="bold" style:font-size-asian="14pt" style:font-weight-asian="bold" style:font-size-complex="14pt" style:font-weight-complex="bold"/>
    </style:style>
    <style:style style:name="T27" style:family="text">
      <style:text-properties style:font-name="Garamond1" fo:font-size="14pt" fo:font-weight="bold" officeooo:rsid="0005378b" style:font-size-asian="14pt" style:font-weight-asian="bold" style:font-size-complex="14pt" style:font-weight-complex="bold"/>
    </style:style>
    <style:style style:name="T28" style:family="text">
      <style:text-properties style:font-name="Garamond1" fo:font-size="11pt" fo:font-weight="normal" style:font-size-asian="11pt" style:font-weight-asian="normal" style:font-size-complex="11pt" style:font-weight-complex="normal"/>
    </style:style>
    <style:style style:name="T29" style:family="text">
      <style:text-properties style:font-name="Garamond1" fo:font-size="16pt" style:font-size-asian="16pt" style:font-size-complex="16pt"/>
    </style:style>
    <style:style style:name="T30" style:family="text">
      <style:text-properties fo:font-size="10.5pt" fo:font-weight="bold" style:font-size-asian="10.5pt" style:font-weight-asian="bold" style:font-size-complex="10.5pt" style:font-weight-complex="bold"/>
    </style:style>
    <style:style style:name="T31" style:family="text">
      <style:text-properties style:font-name="Garamond1" fo:font-size="14pt" fo:font-weight="bold" officeooo:rsid="000711ed" style:font-size-asian="14pt" style:font-weight-asian="bold" style:font-size-complex="14pt" style:font-weight-complex="bold"/>
    </style:style>
    <style:style style:name="T32" style:family="text">
      <style:text-properties fo:color="#000000" loext:opacity="100%" style:font-name="Garamond1" fo:font-size="12pt" fo:font-style="normal" style:font-size-asian="12pt" style:font-style-asian="normal" style:font-size-complex="12pt" style:font-style-complex="normal">
        <loext:char-complex-color loext:theme-type="dark1" loext:color-type="theme"/>
      </style:text-properties>
    </style:style>
    <style:style style:name="T33" style:family="text">
      <style:text-properties style:font-name="Garamond1" fo:font-size="14pt" style:font-size-asian="14pt"/>
    </style:style>
    <style:style style:name="T34" style:family="text">
      <style:text-properties style:font-name="MS Gothic" style:font-name-asian="MS Gothic1" style:font-name-complex="MS Gothic1"/>
    </style:style>
    <style:style style:name="T35" style:family="text">
      <style:text-properties style:font-name="Garamond1" fo:language="en" fo:country="NZ" style:font-name-asian="游明朝"/>
    </style:style>
    <style:style style:name="T36" style:family="text">
      <style:text-properties fo:color="#ffffff" loext:opacity="100%" style:font-name="Garamond1" fo:font-size="1pt" style:font-size-asian="1pt" style:font-size-complex="1pt">
        <loext:char-complex-color loext:theme-type="light1" loext:color-type="theme"/>
      </style:text-properties>
    </style:style>
    <style:style style:name="T37" style:family="text">
      <style:text-properties style:font-name="Garamond1" fo:font-size="11pt" style:font-size-asian="11pt" style:font-size-complex="11pt"/>
    </style:style>
    <style:style style:name="T38" style:family="text">
      <style:text-properties fo:color="#ffffff" loext:opacity="100%" style:font-name="Garamond1" fo:font-size="10.5pt" style:font-size-asian="10.5pt" style:font-size-complex="10.5pt">
        <loext:char-complex-color loext:theme-type="light1" loext:color-type="theme"/>
      </style:text-properties>
    </style:style>
    <style:style style:name="T39"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566*" fo:start-indent="0in" fo:end-indent="0.3752in"/>
          <style:column style:rel-width="46969*" fo:start-indent="0.3752in" fo:end-indent="0in"/>
        </style:columns>
      </style:section-properties>
    </style:style>
    <style:style style:name="gr1" style:family="graphic">
      <style:graphic-properties draw:stroke="solid" svg:stroke-width="0.0138in" svg:stroke-color="#dae3f3" draw:stroke-linejoin="miter" svg:stroke-linecap="butt" draw:fill="solid" draw:fill-color="#dae3f3" draw:textarea-vertical-align="top" draw:auto-grow-height="false" fo:min-height="13.0063in" fo:min-width="2.161in" fo:padding-top="0.0492in" fo:padding-bottom="0.0492in" fo:padding-left="0.0984in" fo:padding-right="0.0984in" fo:wrap-option="wrap" loext:decorative="false" fo:margin-left="0in" fo:margin-right="0.0173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2"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0" draw:name="Rectangle 2" draw:style-name="gr1" draw:text-style-name="P2" svg:width="2.3579in" svg:height="13.1043in" svg:x="-0.5626in" svg:y="-1.318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1"/>
        <text:p text:style-name="P3" loext:marker-style-name="T1"/>
        <text:p text:style-name="P3" loext:marker-style-name="T1"/>
        <text:p text:style-name="P4" loext:marker-style-name="T1"><draw:g text:anchor-type="char" draw:z-index="4" draw:name="Group 6135" draw:style-name="gr2"><draw:custom-shape draw:name="Shape 6134" draw:style-name="gr3" draw:text-style-name="P5" svg:width="1.5362in" svg:height="0.0169in" svg:x="-0.1252in" svg:y="0.0929in"><text:p/><draw:enhanced-geometry draw:mirror-horizontal="false" draw:mirror-vertical="false" drawooo:sub-view-size="1405128 15245" draw:text-areas="0 0 0 0" svg:viewBox="0 0 1405128 15245" draw:type="ooxml-non-primitive" draw:enhanced-path="M 0 7622 L 1405128 7622 N"/></draw:custom-shape></draw:g></text:p>
        <text:h text:style-name="P6" text:outline-level="1" loext:marker-style-name="T2"><draw:frame draw:style-name="fr1" draw:name="Graphic 12" text:anchor-type="char" svg:x="-0.2209in" svg:y="0.4201in" svg:width="0.2in" svg:height="0.2in" draw:z-index="9"><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text:span text:style-name="T2">Michael Boschwitz</text:span><text:span text:style-name="T2"/></text:h>
        <text:p text:style-name="P7" loext:marker-style-name="T3"><text:a xlink:type="simple" xlink:href="https://michael.boschwitz.me/" text:style-name="Internet_20_link" text:visited-style-name="Visited_20_Internet_20_Link"><draw:frame draw:style-name="fr1" draw:name="Graphic 8" text:anchor-type="char" svg:x="-0.2256in" svg:y="0.2764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3">michael.boschwitz.me</text:span></text:span></text:a></text:p>
        <text:p text:style-name="P8" loext:marker-style-name="T3"><draw:frame draw:style-name="fr1" draw:name="Graphic 7" text:anchor-type="char" svg:x="-0.2244in" svg:y="0.2661in" svg:width="0.2in" svg:height="0.2in" draw:z-index="7"><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4">mboschwitz@gmail.com </text:span></text:span><text:span text:style-name="T3"/></text:p>
        <text:p text:style-name="P9" loext:marker-style-name="T5"><text:span text:style-name="Internet_20_link"><text:span text:style-name="T3">(+1) 612.804.5799</text:span></text:span><text:span text:style-name="T6"> </text:span></text:p>
        <text:p text:style-name="P10" loext:marker-style-name="T7"><draw:line text:anchor-type="char" draw:z-index="2" draw:name="Straight Connector 10" draw:style-name="gr4" draw:text-style-name="P11" svg:x1="-0.25in" svg:y1="0.1559in" svg:x2="1.5in" svg:y2="0.1563in"><text:p/></draw:line></text:p>
        <text:h text:style-name="P12" text:outline-level="2" loext:marker-style-name="T8"><text:span text:style-name="T8">Education</text:span><text:span text:style-name="T8"/></text:h>
        <text:p text:style-name="P13" loext:marker-style-name="T9"><text:span text:style-name="T9">Software Engineering </text:span><text:span text:style-name="T9"/></text:p>
        <text:p text:style-name="P14" loext:marker-style-name="T9"><text:span text:style-name="T9">and Creative Design. BIS<text:line-break/></text:span><text:span text:style-name="T9"/></text:p>
        <text:p text:style-name="P14" loext:marker-style-name="T9"><text:span text:style-name="T9">Japanese Studies Minor</text:span><text:span text:style-name="T9"/></text:p>
        <text:p text:style-name="P15" loext:marker-style-name="T9"/>
        <text:p text:style-name="P16" loext:marker-style-name="T9"><text:span text:style-name="T9">University of Minnesota <text:line-break/>Minneapolis, MN, USA</text:span><text:span text:style-name="T9"/></text:p>
        <text:p text:style-name="P17" loext:marker-style-name="T10"><draw:line text:anchor-type="char" draw:z-index="1" draw:name="Straight Connector 9" draw:style-name="gr4" draw:text-style-name="P11" svg:x1="-0.25in" svg:y1="0.1524in" svg:x2="1.5in" svg:y2="0.1528in"><text:p/></draw:line></text:p>
        <text:h text:style-name="P12" text:outline-level="2" loext:marker-style-name="T11"><text:span text:style-name="Heading_20_1_20_Char"><text:span text:style-name="T12">Languages + Skills</text:span></text:span><text:span text:style-name="T8"/></text:h>
        <text:p text:style-name="P18" loext:marker-style-name="T7"><text:span text:style-name="T7">Natively fluent: </text:span><text:span text:style-name="T7"/></text:p>
        <text:p text:style-name="P19" loext:marker-style-name="T13"><text:span text:style-name="T13">- C, C++, C#, Java, Python,</text:span><text:span text:style-name="T13"/></text:p>
        <text:p text:style-name="P19" loext:marker-style-name="T13"><text:span text:style-name="T13">- JS, HTML, Visual Scripting</text:span><text:span text:style-name="T13"/></text:p>
        <text:p text:style-name="P19" loext:marker-style-name="T13"><text:span text:style-name="T13">- Unity, Unreal, Git/Perforce</text:span><text:span text:style-name="T13"/></text:p>
        <text:p text:style-name="P20" loext:marker-style-name="T13"><text:span text:style-name="T13">(Plus, I make good coffee!) </text:span><text:span text:style-name="T13"/></text:p>
        <text:p text:style-name="P21" loext:marker-style-name="T7"/>
        <text:p text:style-name="P18" loext:marker-style-name="T13"><text:span text:style-name="T7">Conversationally fluent: <text:line-break/></text:span><text:span text:style-name="T13">- Japanese </text:span></text:p>
        <text:p text:style-name="P19" loext:marker-style-name="T13"><text:span text:style-name="T13">- Godot, CryEngine, SQL, Lua</text:span><text:span text:style-name="T13"/></text:p>
        <text:p text:style-name="P19" loext:marker-style-name="T13"><text:span text:style-name="T13">- Adobe CC/MS Office Suites</text:span><text:span text:style-name="T13"/></text:p>
        <text:p text:style-name="P22" loext:marker-style-name="T7"/>
        <text:p text:style-name="P18" loext:marker-style-name="T7"><text:span text:style-name="T7">Tourist: </text:span><text:span text:style-name="T7"/></text:p>
        <text:p text:style-name="P19" loext:marker-style-name="T13"><text:span text:style-name="T13">- OpenGL, x86, Rust, Figma</text:span><text:span text:style-name="T13"/></text:p>
        <text:p text:style-name="P19" loext:marker-style-name="T13"><text:span text:style-name="T13">- 3ds Max, Blender, SFM</text:span><text:span text:style-name="T13"/></text:p>
        <text:p text:style-name="P23" loext:marker-style-name="T9"><draw:line text:anchor-type="char" draw:z-index="3" draw:name="Straight Connector 11" draw:style-name="gr5" draw:text-style-name="P11" svg:x1="-0.25in" svg:y1="0.0843in" svg:x2="1.5in" svg:y2="0.0846in"><text:p/></draw:line></text:p>
        <text:h text:style-name="P12" text:outline-level="2" loext:marker-style-name="T8"><text:span text:style-name="T8">Activities</text:span><text:span text:style-name="T8"/></text:h>
        <text:p text:style-name="P24" loext:marker-style-name="T9"><text:span text:style-name="T9">Intramural Volleyball</text:span><text:span text:style-name="T9"/></text:p>
        <text:p text:style-name="P24" loext:marker-style-name="T9"><text:span text:style-name="T9">Jazz Band Drummer</text:span><text:span text:style-name="T9"/></text:p>
        <text:p text:style-name="P24" loext:marker-style-name="T9"><text:span text:style-name="T14">Game </text:span><text:span text:style-name="T15">Jams </text:span><text:span text:style-name="T9"><text:s/><text:line-break/>Fighting Game Club</text:span></text:p>
        <text:p text:style-name="P25" loext:marker-style-name="T13"/>
        <text:h text:style-name="P12" text:outline-level="2" loext:marker-style-name="T8"><text:span text:style-name="T8">Ask Me About</text:span><text:span text:style-name="T8"/></text:h>
        <text:p text:style-name="P26" loext:marker-style-name="T9"><text:span text:style-name="T9">Studying abroad in </text:span><text:span text:style-name="T16">Kyoto</text:span></text:p>
        <text:p text:style-name="P26" loext:marker-style-name="T9"><text:span text:style-name="T9">Some of my favorite </text:span><text:span text:style-name="T16">Movies</text:span></text:p>
        <text:p text:style-name="P26" loext:marker-style-name="T9"><text:span text:style-name="T9">Almost anything </text:span><text:span text:style-name="T16">Musical</text:span><text:span text:style-name="T9"> <text:line-break/>My love for </text:span><text:span text:style-name="T16">Games/Technology</text:span></text:p>
        <text:h text:style-name="P27" text:outline-level="2" loext:marker-style-name="T17"><draw:line text:anchor-type="char" draw:z-index="10" draw:name="Straight Connector 2425" draw:style-name="gr4" draw:text-style-name="P11" svg:x1="1.7508in" svg:y1="0.1642in" svg:x2="3.9992in" svg:y2="0.1646in"><text:p/></draw:line><text:span text:style-name="T18">Work Experience</text:span><text:span text:style-name="T17"> </text:span></text:h>
        <text:h text:style-name="P28" text:outline-level="3" loext:marker-style-name="T19"><text:span text:style-name="T20">Gameplay Engineer</text:span><text:span text:style-name="T19">, </text:span><text:span text:style-name="T21">Avalon Corp</text:span><text:span text:style-name="T19">, </text:span><text:span text:style-name="T21">June </text:span><text:span text:style-name="T19">– </text:span><text:span text:style-name="T21">Nov 2024</text:span></text:h>
        <text:list xml:id="list1245265880" text:style-name="WWNum13">
          <text:list-item>
            <text:p text:style-name="P29" loext:marker-style-name="T9"><text:span text:style-name="T22">Brought animation system up to modern 3rd</text:span><text:span text:style-name="T9"> </text:span><text:span text:style-name="T23">p</text:span><text:span text:style-name="T22">erson action game standards.</text:span></text:p>
          </text:list-item>
          <text:list-item>
            <text:p text:style-name="P29" loext:marker-style-name="T9"><text:span text:style-name="T9">Instituted an animation canceling system</text:span><text:span text:style-name="T22"> for 100</text:span><text:span text:style-name="T24">+</text:span><text:span text:style-name="T22"> player game sessions.</text:span><text:span text:style-name="T9">  </text:span></text:p>
          </text:list-item>
        </text:list>
        <text:list xml:id="list758154408" text:style-name="WWNum10">
          <text:list-item>
            <text:p text:style-name="P30" loext:marker-style-name="T9"><text:span text:style-name="T22">Upgraded 3C's with input buffer</text:span><text:span text:style-name="T25">s</text:span><text:span text:style-name="T22">, coyote time, dynamic cameras, </text:span><text:span text:style-name="T25">and more.</text:span></text:p>
          </text:list-item>
          <text:list-item>
            <text:p text:style-name="P30" loext:marker-style-name="T9"><text:span text:style-name="T25">Composed a </text:span><text:span text:style-name="T22">vast</text:span><text:span text:style-name="T25"> suite</text:span><text:span text:style-name="T22"> of abilities and weapons for players and enemies.  </text:span><text:span text:style-name="T9">  </text:span></text:p>
          </text:list-item>
        </text:list>
        <text:h text:style-name="P31" text:outline-level="3" loext:marker-style-name="T19"><text:span text:style-name="T26">Combat/Tech Designer</text:span><text:span text:style-name="T19">, Rubyshark Games, 2022 - Present</text:span></text:h>
        <text:list xml:id="list172733380116217" text:continue-list="list1245265880" text:style-name="WWNum13">
          <text:list-item>
            <text:p text:style-name="P32" loext:marker-style-name="T9"><text:span text:style-name="T9">Lead a team in creating numerous distinct enemies, pitch to completion.</text:span><text:span text:style-name="T9"/></text:p>
          </text:list-item>
          <text:list-item>
            <text:p text:style-name="P32" loext:marker-style-name="T9"><text:span text:style-name="T9">Substantially upgraded existing AI, improving pathfinding and awareness.</text:span><text:span text:style-name="T9"/></text:p>
          </text:list-item>
        </text:list>
        <text:list xml:id="list172734552221715" text:continue-list="list758154408" text:style-name="WWNum10">
          <text:list-item>
            <text:p text:style-name="P33" loext:marker-style-name="T9"><text:span text:style-name="T9">Refined combat flow to improve overall player experience and game feel.</text:span><text:span text:style-name="T9"/></text:p>
          </text:list-item>
          <text:list-item>
            <text:p text:style-name="P33" loext:marker-style-name="T9"><text:span text:style-name="T9">Diversified intended enemy counterplay for better balance and satisfaction.</text:span></text:p>
          </text:list-item>
        </text:list>
        <text:h text:style-name="P34" text:outline-level="3" loext:marker-style-name="T19"><text:span text:style-name="T26">Teacher Assistant (VR/</text:span><text:span text:style-name="T27">XR</text:span><text:span text:style-name="T20">)</text:span><text:span text:style-name="T26">, </text:span><text:span text:style-name="T19">University of Minnesota, 2022/</text:span><text:span text:style-name="T21">23</text:span></text:h>
        <text:list text:continue-list="list172733380116217" text:style-name="WWNum13">
          <text:list-item>
            <text:p text:style-name="P35" loext:marker-style-name="T9"><text:span text:style-name="T9">Facilitated expansion of students’ breadth of knowledge in VR/AR.</text:span></text:p>
          </text:list-item>
        </text:list>
        <text:list text:continue-list="list172734552221715" text:style-name="WWNum10">
          <text:list-item>
            <text:p text:style-name="P36" loext:marker-style-name="T9"><text:span text:style-name="T9">Demonstrated proficiency and adaptability to accommodate everyone.</text:span></text:p>
          </text:list-item>
          <text:list-item>
            <text:p text:style-name="P36"><text:span text:style-name="T28">Left concise and communicative feedback on students’ VR/AR projects</text:span></text:p>
          </text:list-item>
        </text:list>
        <text:h text:style-name="P31" text:outline-level="3" loext:marker-style-name="T19"><text:span text:style-name="T26">AI Design Intern</text:span><text:span text:style-name="T19">, Hangar 13, Summer 2021</text:span></text:h>
        <text:list text:style-name="WWNum9">
          <text:list-item>
            <text:p text:style-name="P37" loext:marker-style-name="T9"><text:span text:style-name="T9">Improved design philosophies for a Multiplayer Open World AAA game.</text:span></text:p>
          </text:list-item>
          <text:list-item>
            <text:p text:style-name="P38" loext:marker-style-name="T9"><text:span text:style-name="T9">Quickly and efficiently diagnosed and solved complex design problems.</text:span><text:span text:style-name="T9"/></text:p>
          </text:list-item>
          <text:list-item>
            <text:p text:style-name="P38" loext:marker-style-name="T9"><text:span text:style-name="T9">Evolved classic 2D Bullet Hell mechanics and concepts for 3D gameplay.</text:span></text:p>
          </text:list-item>
        </text:list>
        <text:h text:style-name="P39" text:outline-level="2" loext:marker-style-name="T29"><draw:line text:anchor-type="char" draw:z-index="5" draw:name="Straight Connector 2424" draw:style-name="gr4" draw:text-style-name="P11" svg:x1="0.8724in" svg:y1="0.1433in" svg:x2="4in" svg:y2="0.1437in"><text:p/></draw:line><text:span text:style-name="T18">Projects</text:span><text:span text:style-name="T29">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40" text:outline-level="2">Dynamically Adjustable Motion Captured Data Renderer</text:h>
            </table:table-cell>
            <table:covered-table-cell/>
          </table:table-row>
          <table:table-row table:style-name="Table1.1">
            <table:table-cell table:style-name="Table1.A2" office:value-type="string">
              <text:h text:style-name="P41" text:outline-level="2">VR &amp; 3D Interaction Projects</text:h>
            </table:table-cell>
            <table:table-cell table:style-name="Table1.B2" office:value-type="string">
              <text:h text:style-name="P42" text:outline-level="2">Water Fluid/Pressure Simulations</text:h>
            </table:table-cell>
          </table:table-row>
          <table:table-row table:style-name="Table1.3">
            <table:table-cell table:style-name="Table1.A2" office:value-type="string">
              <text:h text:style-name="P41" text:outline-level="2">Physics &amp; Cloth Simulations</text:h>
            </table:table-cell>
            <table:table-cell table:style-name="Table1.B2" office:value-type="string">
              <text:h text:style-name="P41" text:outline-level="2">Data Visualization Generators </text:h>
            </table:table-cell>
          </table:table-row>
          <table:table-row table:style-name="Table1.4">
            <table:table-cell table:style-name="Table1.A2" office:value-type="string">
              <text:h text:style-name="P43" text:outline-level="2">VR Impossible Space Puzzler</text:h>
            </table:table-cell>
            <table:table-cell table:style-name="Table1.B2" office:value-type="string">
              <text:h text:style-name="P43" text:outline-level="2">Optimization Projects</text:h>
            </table:table-cell>
          </table:table-row>
          <table:table-row table:style-name="Table1.3">
            <table:table-cell table:style-name="Table1.A2" office:value-type="string">
              <text:h text:style-name="P43" text:outline-level="2">Bus Scheduling Simulator</text:h>
            </table:table-cell>
            <table:table-cell table:style-name="Table1.B2" office:value-type="string">
              <text:h text:style-name="P43" text:outline-level="2">Multi-File Interpreters</text:h>
            </table:table-cell>
          </table:table-row>
          <table:table-row table:style-name="Table1.6">
            <table:table-cell table:style-name="Table1.A1" table:number-columns-spanned="2" office:value-type="string">
              <text:h text:style-name="P44" text:outline-level="1"><text:span text:style-name="Emphasis"><text:span text:style-name="T30">A more comprehensive list of all projects is located on my website.</text:span></text:span></text:h>
            </table:table-cell>
            <table:covered-table-cell/>
          </table:table-row>
        </table:table>
        <text:h text:style-name="P45" text:outline-level="3" loext:marker-style-name="T26"><text:span text:style-name="T31">Most </text:span><text:span text:style-name="T26">Recent Video Game Project</text:span></text:h>
        <text:h text:style-name="P46" text:outline-level="4" loext:marker-style-name="T32"><text:span text:style-name="T32">High-Speed Hominids</text:span></text:h>
        <text:list text:style-name="WWNum15">
          <text:list-item>
            <text:p text:style-name="P47" loext:marker-style-name="T9"><text:span text:style-name="T9">Integrated both local splitscreen and online multiplayer functionality.</text:span><text:span text:style-name="T9"/></text:p>
          </text:list-item>
          <text:list-item>
            <text:p text:style-name="P47" loext:marker-style-name="T9"><text:span text:style-name="T9">Designed and implemented a mechanically deep and robust physics-based movement system, inspired by Source Engine Physics &amp; Titanfall 2.</text:span><text:span text:style-name="T9"/></text:p>
          </text:list-item>
          <text:list-item>
            <text:p text:style-name="P47" loext:marker-style-name="T9"><text:span text:style-name="T9">Demonstrated multifaceted knowledge in the creation of game systems.</text:span><text:span text:style-name="T9"/></text:p>
          </text:list-item>
        </text:list>
        <text:p text:style-name="P48" loext:marker-style-name="T9"/>
        <text:h text:style-name="P49" text:outline-level="2" loext:marker-style-name="T9"><draw:line text:anchor-type="char" draw:z-index="6" draw:name="Straight Connector 2426" draw:style-name="gr4" draw:text-style-name="P11" svg:x1="2.1268in" svg:y1="0.1669in" svg:x2="4.1252in" svg:y2="0.1673in"><text:p/></draw:line><text:span text:style-name="T18">Leadership + Awards</text:span><text:span text:style-name="T33"> </text:span></text:h>
        <text:p text:style-name="P50"><text:span text:style-name="T9">Video Game Development Club VP <text:s text:c="2"/></text:span><text:span text:style-name="T34">　</text:span><text:span text:style-name="T9"> <text:s/></text:span><text:span text:style-name="T35">立命館大学衣笠 SKP</text:span></text:p>
        <text:p text:style-name="P51" loext:marker-style-name="T36"><text:span text:style-name="T37">BSA Eagle Scout <text:tab/>Tri-M Music Honor Society<text:tab/>UMN Dean’s List</text:span><text:span text:style-name="T38"><text:line-break/></text:span><text:span text:style-name="T36">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39">rd</text:span><text:span text:style-name="T36"> person shooter, 1</text:span><text:span text:style-name="T39">st</text:span><text:span text:style-name="T36">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p text:style-name="P52" loext:marker-style-name="T36"/>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1pt" fo:language="en" fo:country="US" style:letter-kerning="false" style:font-name-asian="游明朝" style:font-size-asian="11pt" style:language-asian="ja" style:country-asian="JP"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style:font-name="Calibri4"/>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style:font-name="Calibri4"/>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style:font-name="Calibri4"/>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style:font-name="Calibri4"/>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style:font-name="Calibri4"/>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style:font-name="Calibri4"/>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style:font-name="Calibri4"/>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style:font-name="Calibri4"/>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style:font-name="Calibri4"/>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style:font-name="Calibri4"/>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style:font-name="Calibri4"/>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style:font-name="Calibri4"/>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style:font-name="Calibri4"/>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style:font-name="Calibri4"/>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style:font-name="Calibri4"/>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style:font-name="Calibri4"/>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style:font-name="Calibri4"/>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style:font-name="Calibri4"/>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style:font-name="Calibri4"/>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style:font-name="Calibri4"/>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style:font-name="Calibri4"/>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style:font-name="Calibri4"/>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style:font-name="Calibri4"/>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style:font-name="Calibri4"/>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style:font-name="Calibri4"/>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style:font-name="Calibri4"/>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style:font-name="Calibri4"/>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style:font-name="Calibri4"/>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style:font-name="Calibri4"/>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style:font-name="Calibri4"/>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style:font-name="Calibri4"/>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style:font-name="Calibri4"/>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style:font-name="Calibri4"/>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style:font-name="Calibri4"/>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style:font-name="Calibri4"/>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style:font-name="Calibri4"/>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style:font-name="Calibri4"/>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style:font-name="Calibri4"/>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style:font-name="Calibri4"/>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style:font-name="Calibri4"/>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style:font-name="Calibri4"/>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style:font-name="Calibri4"/>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style:font-name="Calibri4"/>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style:font-name="Calibri4"/>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style:font-name="Calibri4"/>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margin-left="0.2528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margin-left="3.8717in"/>
        </style:list-level-properties>
        <style:text-properties style:font-name="Wingdings"/>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style:font-name="Calibri4"/>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style:font-name="Calibri4"/>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style:font-name="Calibri4"/>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style:font-name="Calibri4"/>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style:font-name="Calibri4"/>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style:font-name="Calibri4"/>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style:font-name="Calibri4"/>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3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3" text:anchor-type="char" svg:x="-0.4764in" svg:y="-0.4in" svg:width="2.272in" svg:height="1.5638in" draw:z-index="11"><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by</meta:initial-creator>
    <meta:editing-cycles>244</meta:editing-cycles>
    <meta:print-date>2024-11-15T17:26:44.235000000</meta:print-date>
    <meta:creation-date>2024-02-16T11:11:00</meta:creation-date>
    <dc:date>2024-11-15T17:26:34.677000000</dc:date>
    <meta:editing-duration>P1DT16H19M4S</meta:editing-duration>
    <meta:generator>LibreOffice/24.8.3.2$Windows_X86_64 LibreOffice_project/48a6bac9e7e268aeb4c3483fcf825c94556d9f92</meta:generator>
    <meta:printed-by>PDF files</meta:printed-by>
    <meta:document-statistic meta:table-count="1" meta:image-count="5" meta:object-count="0" meta:page-count="1" meta:paragraph-count="67" meta:word-count="1425" meta:character-count="11658" meta:non-whitespace-character-count="10293"/>
    <meta:user-defined meta:name="AppVersion">16.0000</meta:user-defined>
    <meta:template xlink:type="simple" xlink:actuate="onRequest" xlink:title="Normal.dotm" xlink:href=""/>
  </office:meta>
</office:document-meta>
</file>